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596">
            <text:p>596</text:p>
          </table:table-cell>
          <table:table-cell table:formula="of:=ABS([.I1]-[.H1])/[.H1]" office:value-type="float" office:value="0.302923976608187">
            <text:p>0.3029239766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623">
            <text:p>623</text:p>
          </table:table-cell>
          <table:table-cell table:formula="of:=ABS([.I2]-[.H2])/[.H2]" office:value-type="float" office:value="0.314631463146315">
            <text:p>0.3146314631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605">
            <text:p>605</text:p>
          </table:table-cell>
          <table:table-cell table:formula="of:=ABS([.I3]-[.H3])/[.H3]" office:value-type="float" office:value="0.323266219239374">
            <text:p>0.3232662192</text:p>
          </table:table-cell>
          <table:table-cell/>
          <table:table-cell table:formula="of:=[.$F101]" office:value-type="float" office:value="0.369047619047619">
            <text:p>0.369047619</text:p>
          </table:table-cell>
          <table:table-cell table:formula="of:=[.J101]" office:value-type="float" office:value="0.32488695508538">
            <text:p>0.3248869551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300273285368821">
            <text:p>0.3002732854</text:p>
          </table:table-cell>
          <table:table-cell table:formula="of:=[.$F44]" office:value-type="float" office:value="0.428571428571429">
            <text:p>0.4285714286</text:p>
          </table:table-cell>
          <table:table-cell table:formula="of:=[.$J44]" office:value-type="float" office:value="0.201514471747704">
            <text:p>0.2015144717</text:p>
          </table:table-cell>
          <table:table-cell table:formula="of:=[.$F66]" office:value-type="float" office:value="0.0476190476190476">
            <text:p>0.0476190476</text:p>
          </table:table-cell>
          <table:table-cell table:formula="of:=[.$J66]" office:value-type="float" office:value="0.107959606951797">
            <text:p>0.107959607</text:p>
          </table:table-cell>
          <table:table-cell table:formula="of:=[.$F88]" office:value-type="float" office:value="0">
            <text:p>0</text:p>
          </table:table-cell>
          <table:table-cell table:formula="of:=[.$J88]" office:value-type="float" office:value="0.689800456273198">
            <text:p>0.6898004563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526464164974782">
            <text:p>0.526464165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522429095511944">
            <text:p>0.5224290955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689">
            <text:p>689</text:p>
          </table:table-cell>
          <table:table-cell table:formula="of:=ABS([.I4]-[.H4])/[.H4]" office:value-type="float" office:value="0.204387990762125">
            <text:p>0.20438799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584">
            <text:p>584</text:p>
          </table:table-cell>
          <table:table-cell table:formula="of:=ABS([.I5]-[.H5])/[.H5]" office:value-type="float" office:value="0.451643192488263">
            <text:p>0.45164319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499">
            <text:p>499</text:p>
          </table:table-cell>
          <table:table-cell table:formula="of:=ABS([.I6]-[.H6])/[.H6]" office:value-type="float" office:value="0.486096807415036">
            <text:p>0.48609680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687">
            <text:p>687</text:p>
          </table:table-cell>
          <table:table-cell table:formula="of:=ABS([.I7]-[.H7])/[.H7]" office:value-type="float" office:value="0.228089887640449">
            <text:p>0.22808988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666">
            <text:p>666</text:p>
          </table:table-cell>
          <table:table-cell table:formula="of:=ABS([.I8]-[.H8])/[.H8]" office:value-type="float" office:value="0.348336594911937">
            <text:p>0.34833659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680">
            <text:p>680</text:p>
          </table:table-cell>
          <table:table-cell table:formula="of:=ABS([.I9]-[.H9])/[.H9]" office:value-type="float" office:value="0.210220673635308">
            <text:p>0.21022067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642">
            <text:p>642</text:p>
          </table:table-cell>
          <table:table-cell table:formula="of:=ABS([.I10]-[.H10])/[.H10]" office:value-type="float" office:value="0.307443365695793">
            <text:p>0.30744336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629">
            <text:p>629</text:p>
          </table:table-cell>
          <table:table-cell table:formula="of:=ABS([.I11]-[.H11])/[.H11]" office:value-type="float" office:value="0.316304347826087">
            <text:p>0.31630434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762">
            <text:p>762</text:p>
          </table:table-cell>
          <table:table-cell table:formula="of:=ABS([.I12]-[.H12])/[.H12]" office:value-type="float" office:value="0.289179104477612">
            <text:p>0.28917910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745">
            <text:p>745</text:p>
          </table:table-cell>
          <table:table-cell table:formula="of:=ABS([.I13]-[.H13])/[.H13]" office:value-type="float" office:value="0.214963119072708">
            <text:p>0.21496311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661">
            <text:p>661</text:p>
          </table:table-cell>
          <table:table-cell table:formula="of:=ABS([.I14]-[.H14])/[.H14]" office:value-type="float" office:value="0.283080260303688">
            <text:p>0.28308026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661">
            <text:p>661</text:p>
          </table:table-cell>
          <table:table-cell table:formula="of:=ABS([.I15]-[.H15])/[.H15]" office:value-type="float" office:value="0.194884287454324">
            <text:p>0.19488428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792">
            <text:p>792</text:p>
          </table:table-cell>
          <table:table-cell table:formula="of:=ABS([.I16]-[.H16])/[.H16]" office:value-type="float" office:value="0.191836734693878">
            <text:p>0.19183673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754">
            <text:p>754</text:p>
          </table:table-cell>
          <table:table-cell table:formula="of:=ABS([.I17]-[.H17])/[.H17]" office:value-type="float" office:value="0.259332023575638">
            <text:p>0.25933202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671">
            <text:p>671</text:p>
          </table:table-cell>
          <table:table-cell table:formula="of:=ABS([.I18]-[.H18])/[.H18]" office:value-type="float" office:value="0.426985482493595">
            <text:p>0.42698548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640">
            <text:p>640</text:p>
          </table:table-cell>
          <table:table-cell table:formula="of:=ABS([.I19]-[.H19])/[.H19]" office:value-type="float" office:value="0.386385426653883">
            <text:p>0.38638542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663">
            <text:p>663</text:p>
          </table:table-cell>
          <table:table-cell table:formula="of:=ABS([.I20]-[.H20])/[.H20]" office:value-type="float" office:value="0.332326283987915">
            <text:p>0.3323262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867">
            <text:p>867</text:p>
          </table:table-cell>
          <table:table-cell table:formula="of:=ABS([.I21]-[.H21])/[.H21]" office:value-type="float" office:value="0.23342175066313">
            <text:p>0.233421750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300273285368821">
            <text:p>0.30027328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687">
            <text:p>687</text:p>
          </table:table-cell>
          <table:table-cell table:formula="of:=ABS([.I23]-[.H23])/[.H23]" office:value-type="float" office:value="0.13801756587202">
            <text:p>0.13801756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66">
            <text:p>866</text:p>
          </table:table-cell>
          <table:table-cell table:formula="of:=ABS([.I24]-[.H24])/[.H24]" office:value-type="float" office:value="0.0159090909090909">
            <text:p>0.01590909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599">
            <text:p>599</text:p>
          </table:table-cell>
          <table:table-cell table:formula="of:=ABS([.I25]-[.H25])/[.H25]" office:value-type="float" office:value="0.329977628635347">
            <text:p>0.32997762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64">
            <text:p>764</text:p>
          </table:table-cell>
          <table:table-cell table:formula="of:=ABS([.I26]-[.H26])/[.H26]" office:value-type="float" office:value="0.0377833753148615">
            <text:p>0.03778337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855">
            <text:p>855</text:p>
          </table:table-cell>
          <table:table-cell table:formula="of:=ABS([.I27]-[.H27])/[.H27]" office:value-type="float" office:value="0.197183098591549">
            <text:p>0.19718309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45">
            <text:p>845</text:p>
          </table:table-cell>
          <table:table-cell table:formula="of:=ABS([.I28]-[.H28])/[.H28]" office:value-type="float" office:value="0.0386803185437998">
            <text:p>0.03868031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576">
            <text:p>576</text:p>
          </table:table-cell>
          <table:table-cell table:formula="of:=ABS([.I29]-[.H29])/[.H29]" office:value-type="float" office:value="0.291512915129151">
            <text:p>0.29151291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19">
            <text:p>919</text:p>
          </table:table-cell>
          <table:table-cell table:formula="of:=ABS([.I30]-[.H30])/[.H30]" office:value-type="float" office:value="0.0855721393034826">
            <text:p>0.08557213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364">
            <text:p>364</text:p>
          </table:table-cell>
          <table:table-cell table:formula="of:=ABS([.I31]-[.H31])/[.H31]" office:value-type="float" office:value="0.521681997371879">
            <text:p>0.52168199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45">
            <text:p>745</text:p>
          </table:table-cell>
          <table:table-cell table:formula="of:=ABS([.I32]-[.H32])/[.H32]" office:value-type="float" office:value="0.0533672172808132">
            <text:p>0.05336721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450">
            <text:p>450</text:p>
          </table:table-cell>
          <table:table-cell table:formula="of:=ABS([.I33]-[.H33])/[.H33]" office:value-type="float" office:value="0.432534678436318">
            <text:p>0.43253467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757">
            <text:p>757</text:p>
          </table:table-cell>
          <table:table-cell table:formula="of:=ABS([.I34]-[.H34])/[.H34]" office:value-type="float" office:value="0.251236399604352">
            <text:p>0.25123639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871">
            <text:p>871</text:p>
          </table:table-cell>
          <table:table-cell table:formula="of:=ABS([.I35]-[.H35])/[.H35]" office:value-type="float" office:value="0.065450643776824">
            <text:p>0.0654506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61">
            <text:p>861</text:p>
          </table:table-cell>
          <table:table-cell table:formula="of:=ABS([.I36]-[.H36])/[.H36]" office:value-type="float" office:value="0.0401337792642141">
            <text:p>0.04013377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375">
            <text:p>375</text:p>
          </table:table-cell>
          <table:table-cell table:formula="of:=ABS([.I37]-[.H37])/[.H37]" office:value-type="float" office:value="0.474789915966386">
            <text:p>0.4747899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617">
            <text:p>617</text:p>
          </table:table-cell>
          <table:table-cell table:formula="of:=ABS([.I38]-[.H38])/[.H38]" office:value-type="float" office:value="0.364572605561277">
            <text:p>0.36457260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78">
            <text:p>878</text:p>
          </table:table-cell>
          <table:table-cell table:formula="of:=ABS([.I39]-[.H39])/[.H39]" office:value-type="float" office:value="0.0393873085339168">
            <text:p>0.03938730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999">
            <text:p>999</text:p>
          </table:table-cell>
          <table:table-cell table:formula="of:=ABS([.I40]-[.H40])/[.H40]" office:value-type="float" office:value="0.121372031662269">
            <text:p>0.1213720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691">
            <text:p>691</text:p>
          </table:table-cell>
          <table:table-cell table:formula="of:=ABS([.I41]-[.H41])/[.H41]" office:value-type="float" office:value="0.305527638190955">
            <text:p>0.30552763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88">
            <text:p>888</text:p>
          </table:table-cell>
          <table:table-cell table:formula="of:=ABS([.I42]-[.H42])/[.H42]" office:value-type="float" office:value="0.0254041570438799">
            <text:p>0.0254041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560">
            <text:p>560</text:p>
          </table:table-cell>
          <table:table-cell table:formula="of:=ABS([.I43]-[.H43])/[.H43]" office:value-type="float" office:value="0.401709401709402">
            <text:p>0.401709401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9">
            <text:p>9</text:p>
          </table:table-cell>
          <table:table-cell table:style-name="ce1" table:formula="of:=[.E44]/21" office:value-type="float" office:value="0.428571428571429">
            <text:p>0.4285714286</text:p>
          </table:table-cell>
          <table:table-cell table:number-columns-repeated="3"/>
          <table:table-cell table:style-name="ce1" table:formula="of:=AVERAGE([.J23:.J43])" office:value-type="float" office:value="0.201514471747704">
            <text:p>0.20151447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742">
            <text:p>742</text:p>
          </table:table-cell>
          <table:table-cell table:formula="of:=ABS([.I45]-[.H45])/[.H45]" office:value-type="float" office:value="0.00134952766531714">
            <text:p>0.001349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875">
            <text:p>875</text:p>
          </table:table-cell>
          <table:table-cell table:formula="of:=ABS([.I46]-[.H46])/[.H46]" office:value-type="float" office:value="0.0683760683760684">
            <text:p>0.06837606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20">
            <text:p>720</text:p>
          </table:table-cell>
          <table:table-cell table:formula="of:=ABS([.I47]-[.H47])/[.H47]" office:value-type="float" office:value="0.0977443609022556">
            <text:p>0.09774436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872">
            <text:p>872</text:p>
          </table:table-cell>
          <table:table-cell table:formula="of:=ABS([.I48]-[.H48])/[.H48]" office:value-type="float" office:value="0.269286754002911">
            <text:p>0.2692867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1022">
            <text:p>1022</text:p>
          </table:table-cell>
          <table:table-cell table:formula="of:=ABS([.I49]-[.H49])/[.H49]" office:value-type="float" office:value="0.00590551181102362">
            <text:p>0.0059055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734">
            <text:p>734</text:p>
          </table:table-cell>
          <table:table-cell table:formula="of:=ABS([.I50]-[.H50])/[.H50]" office:value-type="float" office:value="0.00810810810810811">
            <text:p>0.00810810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922">
            <text:p>922</text:p>
          </table:table-cell>
          <table:table-cell table:formula="of:=ABS([.I51]-[.H51])/[.H51]" office:value-type="float" office:value="0.29312762973352">
            <text:p>0.29312762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925">
            <text:p>925</text:p>
          </table:table-cell>
          <table:table-cell table:formula="of:=ABS([.I52]-[.H52])/[.H52]" office:value-type="float" office:value="0.0300668151447661">
            <text:p>0.03006681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652">
            <text:p>652</text:p>
          </table:table-cell>
          <table:table-cell table:formula="of:=ABS([.I53]-[.H53])/[.H53]" office:value-type="float" office:value="0.223264540337711">
            <text:p>0.22326454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39">
            <text:p>639</text:p>
          </table:table-cell>
          <table:table-cell table:formula="of:=ABS([.I54]-[.H54])/[.H54]" office:value-type="float" office:value="0.118620689655172">
            <text:p>0.11862068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774">
            <text:p>774</text:p>
          </table:table-cell>
          <table:table-cell table:formula="of:=ABS([.I55]-[.H55])/[.H55]" office:value-type="float" office:value="0.047361299052774">
            <text:p>0.04736129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930">
            <text:p>930</text:p>
          </table:table-cell>
          <table:table-cell table:formula="of:=ABS([.I56]-[.H56])/[.H56]" office:value-type="float" office:value="0.100591715976331">
            <text:p>0.1005917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850">
            <text:p>850</text:p>
          </table:table-cell>
          <table:table-cell table:formula="of:=ABS([.I57]-[.H57])/[.H57]" office:value-type="float" office:value="0.0253317249698432">
            <text:p>0.0253317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937">
            <text:p>937</text:p>
          </table:table-cell>
          <table:table-cell table:formula="of:=ABS([.I58]-[.H58])/[.H58]" office:value-type="float" office:value="0.356005788712012">
            <text:p>0.35600578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702">
            <text:p>702</text:p>
          </table:table-cell>
          <table:table-cell table:formula="of:=ABS([.I59]-[.H59])/[.H59]" office:value-type="float" office:value="0.126805778491172">
            <text:p>0.12680577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945">
            <text:p>945</text:p>
          </table:table-cell>
          <table:table-cell table:formula="of:=ABS([.I60]-[.H60])/[.H60]" office:value-type="float" office:value="0.117021276595745">
            <text:p>0.11702127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92">
            <text:p>892</text:p>
          </table:table-cell>
          <table:table-cell table:formula="of:=ABS([.I61]-[.H61])/[.H61]" office:value-type="float" office:value="0.0240700218818381">
            <text:p>0.02407002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68">
            <text:p>968</text:p>
          </table:table-cell>
          <table:table-cell table:formula="of:=ABS([.I62]-[.H62])/[.H62]" office:value-type="float" office:value="0.0261569416498994">
            <text:p>0.02615694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805">
            <text:p>805</text:p>
          </table:table-cell>
          <table:table-cell table:formula="of:=ABS([.I63]-[.H63])/[.H63]" office:value-type="float" office:value="0.151738672286617">
            <text:p>0.15173867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853">
            <text:p>853</text:p>
          </table:table-cell>
          <table:table-cell table:formula="of:=ABS([.I64]-[.H64])/[.H64]" office:value-type="float" office:value="0.14343163538874">
            <text:p>0.14343163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945">
            <text:p>945</text:p>
          </table:table-cell>
          <table:table-cell table:formula="of:=ABS([.I65]-[.H65])/[.H65]" office:value-type="float" office:value="0.0327868852459016">
            <text:p>0.032786885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1">
            <text:p>1</text:p>
          </table:table-cell>
          <table:table-cell table:style-name="ce1" table:formula="of:=[.E66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45:.J65])" office:value-type="float" office:value="0.107959606951797">
            <text:p>0.107959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768">
            <text:p>768</text:p>
          </table:table-cell>
          <table:table-cell table:formula="of:=ABS([.I67]-[.H67])/[.H67]" office:value-type="float" office:value="0.529880478087649">
            <text:p>0.52988047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087">
            <text:p>1087</text:p>
          </table:table-cell>
          <table:table-cell table:formula="of:=ABS([.I68]-[.H68])/[.H68]" office:value-type="float" office:value="0.459060402684564">
            <text:p>0.45906040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916">
            <text:p>916</text:p>
          </table:table-cell>
          <table:table-cell table:formula="of:=ABS([.I69]-[.H69])/[.H69]" office:value-type="float" office:value="0.696296296296296">
            <text:p>0.6962962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728">
            <text:p>728</text:p>
          </table:table-cell>
          <table:table-cell table:formula="of:=ABS([.I70]-[.H70])/[.H70]" office:value-type="float" office:value="0.737470167064439">
            <text:p>0.73747016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840">
            <text:p>840</text:p>
          </table:table-cell>
          <table:table-cell table:formula="of:=ABS([.I71]-[.H71])/[.H71]" office:value-type="float" office:value="0.240768094534712">
            <text:p>0.24076809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885">
            <text:p>885</text:p>
          </table:table-cell>
          <table:table-cell table:formula="of:=ABS([.I72]-[.H72])/[.H72]" office:value-type="float" office:value="0.0792682926829268">
            <text:p>0.07926829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51">
            <text:p>551</text:p>
          </table:table-cell>
          <table:table-cell table:formula="of:=ABS([.I73]-[.H73])/[.H73]" office:value-type="float" office:value="0.754777070063694">
            <text:p>0.75477707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963">
            <text:p>963</text:p>
          </table:table-cell>
          <table:table-cell table:formula="of:=ABS([.I74]-[.H74])/[.H74]" office:value-type="float" office:value="0.147794994040524">
            <text:p>0.1477949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754">
            <text:p>754</text:p>
          </table:table-cell>
          <table:table-cell table:formula="of:=ABS([.I75]-[.H75])/[.H75]" office:value-type="float" office:value="0.291095890410959">
            <text:p>0.29109589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709">
            <text:p>709</text:p>
          </table:table-cell>
          <table:table-cell table:formula="of:=ABS([.I76]-[.H76])/[.H76]" office:value-type="float" office:value="3.2202380952381">
            <text:p>3.22023809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726">
            <text:p>726</text:p>
          </table:table-cell>
          <table:table-cell table:formula="of:=ABS([.I77]-[.H77])/[.H77]" office:value-type="float" office:value="0.278169014084507">
            <text:p>0.27816901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909">
            <text:p>909</text:p>
          </table:table-cell>
          <table:table-cell table:formula="of:=ABS([.I78]-[.H78])/[.H78]" office:value-type="float" office:value="0.586387434554974">
            <text:p>0.58638743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787">
            <text:p>787</text:p>
          </table:table-cell>
          <table:table-cell table:formula="of:=ABS([.I79]-[.H79])/[.H79]" office:value-type="float" office:value="1.56351791530945">
            <text:p>1.56351791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819">
            <text:p>819</text:p>
          </table:table-cell>
          <table:table-cell table:formula="of:=ABS([.I80]-[.H80])/[.H80]" office:value-type="float" office:value="0.978260869565217">
            <text:p>0.97826086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889">
            <text:p>889</text:p>
          </table:table-cell>
          <table:table-cell table:formula="of:=ABS([.I81]-[.H81])/[.H81]" office:value-type="float" office:value="0.107098381070984">
            <text:p>0.10709838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03">
            <text:p>903</text:p>
          </table:table-cell>
          <table:table-cell table:formula="of:=ABS([.I82]-[.H82])/[.H82]" office:value-type="float" office:value="1.08545034642032">
            <text:p>1.08545034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826">
            <text:p>826</text:p>
          </table:table-cell>
          <table:table-cell table:formula="of:=ABS([.I83]-[.H83])/[.H83]" office:value-type="float" office:value="0.158485273492286">
            <text:p>0.15848527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935">
            <text:p>935</text:p>
          </table:table-cell>
          <table:table-cell table:formula="of:=ABS([.I84]-[.H84])/[.H84]" office:value-type="float" office:value="0.486486486486487">
            <text:p>0.48648648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675">
            <text:p>675</text:p>
          </table:table-cell>
          <table:table-cell table:formula="of:=ABS([.I85]-[.H85])/[.H85]" office:value-type="float" office:value="0.457883369330454">
            <text:p>0.45788336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08">
            <text:p>908</text:p>
          </table:table-cell>
          <table:table-cell table:formula="of:=ABS([.I86]-[.H86])/[.H86]" office:value-type="float" office:value="0.459807073954984">
            <text:p>0.4598070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763">
            <text:p>763</text:p>
          </table:table-cell>
          <table:table-cell table:formula="of:=ABS([.I87]-[.H87])/[.H87]" office:value-type="float" office:value="1.16761363636364">
            <text:p>1.167613636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0">
            <text:p>0</text:p>
          </table:table-cell>
          <table:table-cell table:style-name="ce1" table:formula="of:=[.E88]/21" office:value-type="float" office:value="0">
            <text:p>0</text:p>
          </table:table-cell>
          <table:table-cell table:number-columns-repeated="3"/>
          <table:table-cell table:style-name="ce1" table:formula="of:=AVERAGE([.J67:.J87])" office:value-type="float" office:value="0.689800456273198">
            <text:p>0.68980045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794">
            <text:p>794</text:p>
          </table:table-cell>
          <table:table-cell table:formula="of:=ABS([.I89]-[.H89])/[.H89]" office:value-type="float" office:value="0.400352733686067">
            <text:p>0.40035273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894">
            <text:p>894</text:p>
          </table:table-cell>
          <table:table-cell table:formula="of:=ABS([.I90]-[.H90])/[.H90]" office:value-type="float" office:value="0.487520798668885">
            <text:p>0.48752079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902">
            <text:p>902</text:p>
          </table:table-cell>
          <table:table-cell table:formula="of:=ABS([.I91]-[.H91])/[.H91]" office:value-type="float" office:value="0.645985401459854">
            <text:p>0.6459854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834">
            <text:p>834</text:p>
          </table:table-cell>
          <table:table-cell table:formula="of:=ABS([.I92]-[.H92])/[.H92]" office:value-type="float" office:value="0.948598130841122">
            <text:p>0.94859813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844">
            <text:p>844</text:p>
          </table:table-cell>
          <table:table-cell table:formula="of:=ABS([.I93]-[.H93])/[.H93]" office:value-type="float" office:value="0.149863760217984">
            <text:p>0.149863760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526464164974782">
            <text:p>0.5264641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839">
            <text:p>839</text:p>
          </table:table-cell>
          <table:table-cell table:formula="of:=ABS([.I95]-[.H95])/[.H95]" office:value-type="float" office:value="0.456597222222222">
            <text:p>0.45659722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726">
            <text:p>726</text:p>
          </table:table-cell>
          <table:table-cell table:formula="of:=ABS([.I96]-[.H96])/[.H96]" office:value-type="float" office:value="0.205980066445183">
            <text:p>0.20598006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12">
            <text:p>912</text:p>
          </table:table-cell>
          <table:table-cell table:formula="of:=ABS([.I97]-[.H97])/[.H97]" office:value-type="float" office:value="1.07744874715262">
            <text:p>1.07744874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731">
            <text:p>731</text:p>
          </table:table-cell>
          <table:table-cell table:formula="of:=ABS([.I98]-[.H98])/[.H98]" office:value-type="float" office:value="0.0746835443037975">
            <text:p>0.07468354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701">
            <text:p>701</text:p>
          </table:table-cell>
          <table:table-cell table:formula="of:=ABS([.I99]-[.H99])/[.H99]" office:value-type="float" office:value="0.797435897435897">
            <text:p>0.797435897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1" table:formula="of:=AVERAGE([.J95:.J99])" office:value-type="float" office:value="0.522429095511944">
            <text:p>0.522429095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31">
            <text:p>31</text:p>
          </table:table-cell>
          <table:table-cell table:style-name="ce1" table:formula="of:=[.E101]/(4*21)" office:value-type="float" office:value="0.369047619047619">
            <text:p>0.369047619</text:p>
          </table:table-cell>
          <table:table-cell table:number-columns-repeated="3"/>
          <table:table-cell table:formula="of:=AVERAGE([.J67:.J87];[.J45:.J65];[.J23:.J43];[.J1:.J21])" office:value-type="float" office:value="0.32488695508538">
            <text:p>0.3248869551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8:55:49</dc:date>
    <meta:document-statistic meta:table-count="1" meta:cell-count="991" meta:object-count="0"/>
    <meta:generator>LibreOffice/4.0.3.3$Linux_x86 LibreOffice_project/400m0$Build-3</meta:generator>
  </office:meta>
</office:document-meta>
</file>